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10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9" calcext:value-type="float">
            <text:p>0.9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26666666666667" calcext:value-type="float">
            <text:p>0.23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13333333333333" calcext:value-type="float">
            <text:p>0.21</text:p>
          </table:table-cell>
        </table:table-row>
      </table:table>
      <table:table table:name="df10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9" calcext:value-type="float">
            <text:p>0.9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26666666666667" calcext:value-type="float">
            <text:p>0.23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13333333333333" calcext:value-type="float">
            <text:p>0.21</text:p>
          </table:table-cell>
        </table:table-row>
      </table:table>
      <table:table table:name="df10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table:number-columns-repeated="5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213333333333333" calcext:value-type="float">
            <text:p>0.21</text:p>
          </table:table-cell>
          <table:table-cell table:style-name="ce10" table:formula="of:=AVERAGE([.F2:.F16])" office:value-type="float" office:value="0.166666666666667" calcext:value-type="float">
            <text:p>0.17</text:p>
          </table:table-cell>
          <table:table-cell table:style-name="ce10" table:formula="of:=AVERAGE([.G2:.G16])" office:value-type="float" office:value="0.18" calcext:value-type="float">
            <text:p>0.18</text:p>
          </table:table-cell>
          <table:table-cell table:style-name="ce10" table:formula="of:=AVERAGE([.H2:.H16])" office:value-type="float" office:value="0.22" calcext:value-type="float">
            <text:p>0.22</text:p>
          </table:table-cell>
        </table:table-row>
      </table:table>
      <table:table table:name="df10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7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2" calcext:value-type="float">
            <text:p>0.32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213333333333333" calcext:value-type="float">
            <text:p>0.21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6" calcext:value-type="float">
            <text:p>0.16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10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193333333333333" calcext:value-type="float">
            <text:p>0.19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06666666666667" calcext:value-type="float">
            <text:p>0.21</text:p>
          </table:table-cell>
        </table:table-row>
      </table:table>
      <table:table table:name="df10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46666666666667" calcext:value-type="float">
            <text:p>0.35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" calcext:value-type="float">
            <text:p>0.10</text:p>
          </table:table-cell>
          <table:table-cell table:style-name="ce10" table:formula="of:=AVERAGE([.H2:.H16])" office:value-type="float" office:value="0.193333333333333" calcext:value-type="float">
            <text:p>0.19</text:p>
          </table:table-cell>
        </table:table-row>
      </table:table>
      <table:table table:name="df10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866666666666667" calcext:value-type="float">
            <text:p>0.09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66666666666667" calcext:value-type="float">
            <text:p>0.07</text:p>
          </table:table-cell>
        </table:table-row>
      </table:table>
      <table:table table:name="df10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10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33333333333333" calcext:value-type="float">
            <text:p>0.33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33333333333333" calcext:value-type="float">
            <text:p>0.33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10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4" calcext:value-type="float">
            <text:p>0.34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10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4" calcext:value-type="float">
            <text:p>0.34</text:p>
          </table:table-cell>
          <table:table-cell table:style-name="ce10" table:formula="of:=AVERAGE([.C2:.C16])" office:value-type="float" office:value="0.286666666666667" calcext:value-type="float">
            <text:p>0.29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Sheet13" table:style-name="ta1">
        <table:table-column table:style-name="co1" table:default-cell-style-name="ce8"/>
        <table:table-column table:style-name="co1" table:default-cell-style-name="ce9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3333333333333" calcext:value-type="float">
            <text:p>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3333333333333" calcext:value-type="float">
            <text:p>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666666666667" calcext:value-type="float">
            <text:p>0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6666666666667" calcext:value-type="float">
            <text:p>0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3333333333333" calcext:value-type="float">
            <text:p>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6666666666667" calcext:value-type="float">
            <text:p>0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33333333333333" calcext:value-type="float">
            <text:p>0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10-tf0'.B$17]" office:value-type="float" office:value="0.333333333333333" calcext:value-type="float">
            <text:p>0.33</text:p>
          </table:table-cell>
          <table:table-cell table:style-name="ce9" table:formula="of:=[$'df10-tf1'.B17]" office:value-type="float" office:value="0.333333333333333" calcext:value-type="float">
            <text:p>0.33</text:p>
          </table:table-cell>
          <table:table-cell table:style-name="ce9" table:formula="of:=[$'df10-tf2'.B17]" office:value-type="float" office:value="0.333333333333333" calcext:value-type="float">
            <text:p>0.33</text:p>
          </table:table-cell>
          <table:table-cell table:style-name="ce9" table:formula="of:=[$'df10-tf3'.B17]" office:value-type="float" office:value="0.333333333333333" calcext:value-type="float">
            <text:p>0.33</text:p>
          </table:table-cell>
          <table:table-cell table:style-name="ce9" table:formula="of:=[$'df10-tf4'.B17]" office:value-type="float" office:value="0.333333333333333" calcext:value-type="float">
            <text:p>0.33</text:p>
          </table:table-cell>
          <table:table-cell table:style-name="ce9" table:formula="of:=[$'df10-tf5'.B17]" office:value-type="float" office:value="0.333333333333333" calcext:value-type="float">
            <text:p>0.33</text:p>
          </table:table-cell>
          <table:table-cell table:style-name="ce9" table:formula="of:=[$'df10-tf6'.B17]" office:value-type="float" office:value="0.333333333333333" calcext:value-type="float">
            <text:p>0.33</text:p>
          </table:table-cell>
          <table:table-cell table:style-name="ce9" table:formula="of:=[$'df10-tf7'.B17]" office:value-type="float" office:value="0.333333333333333" calcext:value-type="float">
            <text:p>0.33</text:p>
          </table:table-cell>
          <table:table-cell table:style-name="ce9" table:formula="of:=[$'df10-tf8'.B17]" office:value-type="float" office:value="0.333333333333333" calcext:value-type="float">
            <text:p>0.33</text:p>
          </table:table-cell>
          <table:table-cell table:style-name="ce9" table:formula="of:=[$'df10-tf9'.B17]" office:value-type="float" office:value="0.34" calcext:value-type="float">
            <text:p>0.34</text:p>
          </table:table-cell>
          <table:table-cell table:style-name="ce9" table:formula="of:=[$'df10-tf10'.B17]" office:value-type="float" office:value="0.34" calcext:value-type="float">
            <text:p>0.34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10-tf0'.C$17]" office:value-type="float" office:value="0.326666666666667" calcext:value-type="float">
            <text:p>0.33</text:p>
          </table:table-cell>
          <table:table-cell table:style-name="ce9" table:formula="of:=[$'df10-tf1'.C17]" office:value-type="float" office:value="0.326666666666667" calcext:value-type="float">
            <text:p>0.33</text:p>
          </table:table-cell>
          <table:table-cell table:style-name="ce9" table:formula="of:=[$'df10-tf2'.C17]" office:value-type="float" office:value="0.326666666666667" calcext:value-type="float">
            <text:p>0.33</text:p>
          </table:table-cell>
          <table:table-cell table:style-name="ce9" table:formula="of:=[$'df10-tf3'.C17]" office:value-type="float" office:value="0.32" calcext:value-type="float">
            <text:p>0.32</text:p>
          </table:table-cell>
          <table:table-cell table:style-name="ce9" table:formula="of:=[$'df10-tf4'.C17]" office:value-type="float" office:value="0.34" calcext:value-type="float">
            <text:p>0.34</text:p>
          </table:table-cell>
          <table:table-cell table:style-name="ce9" table:formula="of:=[$'df10-tf5'.C17]" office:value-type="float" office:value="0.346666666666667" calcext:value-type="float">
            <text:p>0.35</text:p>
          </table:table-cell>
          <table:table-cell table:style-name="ce9" table:formula="of:=[$'df10-tf6'.C17]" office:value-type="float" office:value="0.306666666666667" calcext:value-type="float">
            <text:p>0.31</text:p>
          </table:table-cell>
          <table:table-cell table:style-name="ce9" table:formula="of:=[$'df10-tf7'.C17]" office:value-type="float" office:value="0.34" calcext:value-type="float">
            <text:p>0.34</text:p>
          </table:table-cell>
          <table:table-cell table:style-name="ce9" table:formula="of:=[$'df10-tf8'.C17]" office:value-type="float" office:value="0.3" calcext:value-type="float">
            <text:p>0.30</text:p>
          </table:table-cell>
          <table:table-cell table:style-name="ce9" table:formula="of:=[$'df10-tf9'.C17]" office:value-type="float" office:value="0.306666666666667" calcext:value-type="float">
            <text:p>0.31</text:p>
          </table:table-cell>
          <table:table-cell table:style-name="ce9" table:formula="of:=[$'df10-tf10'.C17]" office:value-type="float" office:value="0.286666666666667" calcext:value-type="float">
            <text:p>0.29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10-tf0'.D$17]" office:value-type="float" office:value="0.353333333333333" calcext:value-type="float">
            <text:p>0.35</text:p>
          </table:table-cell>
          <table:table-cell table:style-name="ce9" table:formula="of:=[$'df10-tf1'.D17]" office:value-type="float" office:value="0.353333333333333" calcext:value-type="float">
            <text:p>0.35</text:p>
          </table:table-cell>
          <table:table-cell table:style-name="ce9" table:formula="of:=[$'df10-tf2'.D17]" office:value-type="float" office:value="0.353333333333333" calcext:value-type="float">
            <text:p>0.35</text:p>
          </table:table-cell>
          <table:table-cell table:style-name="ce9" table:formula="of:=[$'df10-tf3'.D17]" office:value-type="float" office:value="0.36" calcext:value-type="float">
            <text:p>0.36</text:p>
          </table:table-cell>
          <table:table-cell table:style-name="ce9" table:formula="of:=[$'df10-tf4'.D17]" office:value-type="float" office:value="0.346666666666667" calcext:value-type="float">
            <text:p>0.35</text:p>
          </table:table-cell>
          <table:table-cell table:style-name="ce9" table:formula="of:=[$'df10-tf5'.D17]" office:value-type="float" office:value="0.346666666666667" calcext:value-type="float">
            <text:p>0.35</text:p>
          </table:table-cell>
          <table:table-cell table:style-name="ce9" table:formula="of:=[$'df10-tf6'.D17]" office:value-type="float" office:value="0.32" calcext:value-type="float">
            <text:p>0.32</text:p>
          </table:table-cell>
          <table:table-cell table:style-name="ce9" table:formula="of:=[$'df10-tf7'.D17]" office:value-type="float" office:value="0.353333333333333" calcext:value-type="float">
            <text:p>0.35</text:p>
          </table:table-cell>
          <table:table-cell table:style-name="ce9" table:formula="of:=[$'df10-tf8'.D17]" office:value-type="float" office:value="0.333333333333333" calcext:value-type="float">
            <text:p>0.33</text:p>
          </table:table-cell>
          <table:table-cell table:style-name="ce9" table:formula="of:=[$'df10-tf9'.D17]" office:value-type="float" office:value="0.353333333333333" calcext:value-type="float">
            <text:p>0.35</text:p>
          </table:table-cell>
          <table:table-cell table:style-name="ce9" table:formula="of:=[$'df10-tf10'.D17]" office:value-type="float" office:value="0.36" calcext:value-type="float">
            <text:p>0.36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10-tf0'.E$17]" office:value-type="float" office:value="0.206666666666667" calcext:value-type="float">
            <text:p>0.21</text:p>
          </table:table-cell>
          <table:table-cell table:style-name="ce9" table:formula="of:=[$'df10-tf1'.E17]" office:value-type="float" office:value="0.206666666666667" calcext:value-type="float">
            <text:p>0.21</text:p>
          </table:table-cell>
          <table:table-cell table:style-name="ce9" table:formula="of:=[$'df10-tf2'.E17]" office:value-type="float" office:value="0.213333333333333" calcext:value-type="float">
            <text:p>0.21</text:p>
          </table:table-cell>
          <table:table-cell table:style-name="ce9" table:formula="of:=[$'df10-tf3'.E17]" office:value-type="float" office:value="0.213333333333333" calcext:value-type="float">
            <text:p>0.21</text:p>
          </table:table-cell>
          <table:table-cell table:style-name="ce9" table:formula="of:=[$'df10-tf4'.E17]" office:value-type="float" office:value="0.193333333333333" calcext:value-type="float">
            <text:p>0.19</text:p>
          </table:table-cell>
          <table:table-cell table:style-name="ce9" table:formula="of:=[$'df10-tf5'.E17]" office:value-type="float" office:value="0.186666666666667" calcext:value-type="float">
            <text:p>0.19</text:p>
          </table:table-cell>
          <table:table-cell table:style-name="ce9" table:formula="of:=[$'df10-tf6'.E17]" office:value-type="float" office:value="0.0866666666666667" calcext:value-type="float">
            <text:p>0.09</text:p>
          </table:table-cell>
          <table:table-cell table:style-name="ce9" table:formula="of:=[$'df10-tf7'.E17]" office:value-type="float" office:value="0.06" calcext:value-type="float">
            <text:p>0.06</text:p>
          </table:table-cell>
          <table:table-cell table:style-name="ce9" table:formula="of:=[$'df10-tf8'.E17]" office:value-type="float" office:value="0.04" calcext:value-type="float">
            <text:p>0.04</text:p>
          </table:table-cell>
          <table:table-cell table:style-name="ce9" table:formula="of:=[$'df10-tf9'.E17]" office:value-type="float" office:value="0.0333333333333333" calcext:value-type="float">
            <text:p>0.03</text:p>
          </table:table-cell>
          <table:table-cell table:style-name="ce9" table:formula="of:=[$'df10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10-tf0'.F$17]" office:value-type="float" office:value="0.226666666666667" calcext:value-type="float">
            <text:p>0.23</text:p>
          </table:table-cell>
          <table:table-cell table:style-name="ce9" table:formula="of:=[$'df10-tf1'.F17]" office:value-type="float" office:value="0.226666666666667" calcext:value-type="float">
            <text:p>0.23</text:p>
          </table:table-cell>
          <table:table-cell table:style-name="ce9" table:formula="of:=[$'df10-tf2'.F17]" office:value-type="float" office:value="0.166666666666667" calcext:value-type="float">
            <text:p>0.17</text:p>
          </table:table-cell>
          <table:table-cell table:style-name="ce9" table:formula="of:=[$'df10-tf3'.F17]" office:value-type="float" office:value="0.233333333333333" calcext:value-type="float">
            <text:p>0.23</text:p>
          </table:table-cell>
          <table:table-cell table:style-name="ce9" table:formula="of:=[$'df10-tf4'.F17]" office:value-type="float" office:value="0.213333333333333" calcext:value-type="float">
            <text:p>0.21</text:p>
          </table:table-cell>
          <table:table-cell table:style-name="ce9" table:formula="of:=[$'df10-tf5'.F17]" office:value-type="float" office:value="0.206666666666667" calcext:value-type="float">
            <text:p>0.21</text:p>
          </table:table-cell>
          <table:table-cell table:style-name="ce9" table:formula="of:=[$'df10-tf6'.F17]" office:value-type="float" office:value="0.0333333333333333" calcext:value-type="float">
            <text:p>0.03</text:p>
          </table:table-cell>
          <table:table-cell table:style-name="ce9" table:formula="of:=[$'df10-tf7'.F17]" office:value-type="float" office:value="0.0266666666666667" calcext:value-type="float">
            <text:p>0.03</text:p>
          </table:table-cell>
          <table:table-cell table:style-name="ce9" table:formula="of:=[$'df10-tf8'.F17]" office:value-type="float" office:value="0.0266666666666667" calcext:value-type="float">
            <text:p>0.03</text:p>
          </table:table-cell>
          <table:table-cell table:style-name="ce9" table:formula="of:=[$'df10-tf9'.F17]" office:value-type="float" office:value="0.02" calcext:value-type="float">
            <text:p>0.02</text:p>
          </table:table-cell>
          <table:table-cell table:style-name="ce9" table:formula="of:=[$'df10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10-tf0'.G$17]" office:value-type="float" office:value="0.166666666666667" calcext:value-type="float">
            <text:p>0.17</text:p>
          </table:table-cell>
          <table:table-cell table:style-name="ce9" table:formula="of:=[$'df10-tf1'.G17]" office:value-type="float" office:value="0.166666666666667" calcext:value-type="float">
            <text:p>0.17</text:p>
          </table:table-cell>
          <table:table-cell table:style-name="ce9" table:formula="of:=[$'df10-tf2'.G17]" office:value-type="float" office:value="0.18" calcext:value-type="float">
            <text:p>0.18</text:p>
          </table:table-cell>
          <table:table-cell table:style-name="ce9" table:formula="of:=[$'df10-tf3'.G17]" office:value-type="float" office:value="0.16" calcext:value-type="float">
            <text:p>0.16</text:p>
          </table:table-cell>
          <table:table-cell table:style-name="ce9" table:formula="of:=[$'df10-tf4'.G17]" office:value-type="float" office:value="0.166666666666667" calcext:value-type="float">
            <text:p>0.17</text:p>
          </table:table-cell>
          <table:table-cell table:style-name="ce9" table:formula="of:=[$'df10-tf5'.G17]" office:value-type="float" office:value="0.1" calcext:value-type="float">
            <text:p>0.10</text:p>
          </table:table-cell>
          <table:table-cell table:style-name="ce9" table:formula="of:=[$'df10-tf6'.G17]" office:value-type="float" office:value="0.0266666666666667" calcext:value-type="float">
            <text:p>0.03</text:p>
          </table:table-cell>
          <table:table-cell table:style-name="ce9" table:formula="of:=[$'df10-tf7'.G17]" office:value-type="float" office:value="0.0133333333333333" calcext:value-type="float">
            <text:p>0.01</text:p>
          </table:table-cell>
          <table:table-cell table:style-name="ce9" table:formula="of:=[$'df10-tf8'.G17]" office:value-type="float" office:value="0.0133333333333333" calcext:value-type="float">
            <text:p>0.01</text:p>
          </table:table-cell>
          <table:table-cell table:style-name="ce9" table:formula="of:=[$'df10-tf9'.G17]" office:value-type="float" office:value="0.0133333333333333" calcext:value-type="float">
            <text:p>0.01</text:p>
          </table:table-cell>
          <table:table-cell table:style-name="ce9" table:formula="of:=[$'df10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10-tf0'.H$17]" office:value-type="float" office:value="0.213333333333333" calcext:value-type="float">
            <text:p>0.21</text:p>
          </table:table-cell>
          <table:table-cell table:style-name="ce9" table:formula="of:=[$'df10-tf1'.$H$17]" office:value-type="float" office:value="0.213333333333333" calcext:value-type="float">
            <text:p>0.21</text:p>
          </table:table-cell>
          <table:table-cell table:style-name="ce9" table:formula="of:=[$'df10-tf2'.$H$17]" office:value-type="float" office:value="0.22" calcext:value-type="float">
            <text:p>0.22</text:p>
          </table:table-cell>
          <table:table-cell table:style-name="ce9" table:formula="of:=[$'df10-tf3'.$H$17]" office:value-type="float" office:value="0.226666666666667" calcext:value-type="float">
            <text:p>0.23</text:p>
          </table:table-cell>
          <table:table-cell table:style-name="ce9" table:formula="of:=[$'df10-tf4'.$H$17]" office:value-type="float" office:value="0.206666666666667" calcext:value-type="float">
            <text:p>0.21</text:p>
          </table:table-cell>
          <table:table-cell table:style-name="ce9" table:formula="of:=[$'df10-tf5'.$H$17]" office:value-type="float" office:value="0.193333333333333" calcext:value-type="float">
            <text:p>0.19</text:p>
          </table:table-cell>
          <table:table-cell table:style-name="ce9" table:formula="of:=[$'df10-tf6'.$H$17]" office:value-type="float" office:value="0.0666666666666667" calcext:value-type="float">
            <text:p>0.07</text:p>
          </table:table-cell>
          <table:table-cell table:style-name="ce9" table:formula="of:=[$'df10-tf7'.$H$17]" office:value-type="float" office:value="0.0533333333333333" calcext:value-type="float">
            <text:p>0.05</text:p>
          </table:table-cell>
          <table:table-cell table:style-name="ce9" table:formula="of:=[$'df10-tf8'.$H$17]" office:value-type="float" office:value="0.02" calcext:value-type="float">
            <text:p>0.02</text:p>
          </table:table-cell>
          <table:table-cell table:style-name="ce9" table:formula="of:=[$'df10-tf9'.$H$17]" office:value-type="float" office:value="0.04" calcext:value-type="float">
            <text:p>0.04</text:p>
          </table:table-cell>
          <table:table-cell table:style-name="ce9" table:formula="of:=[$'df10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8:52:26.14659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8:56:54.371826000</dc:date>
    <meta:editing-duration>PT2H24M48S</meta:editing-duration>
    <meta:editing-cycles>146</meta:editing-cycles>
    <meta:generator>LibreOffice/5.4.2.2$MacOSX_X86_64 LibreOffice_project/22b09f6418e8c2d508a9eaf86b2399209b0990f4</meta:generator>
    <meta:document-statistic meta:table-count="13" meta:cell-count="15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33333333333333">
                <text:p>0.333333333333333</text:p>
                <draw:g>
                  <svg:desc>Chart.B3:Chart.L3</svg:desc>
                </draw:g>
              </table:table-cell>
              <table:table-cell office:value-type="float" office:value="0.326666666666667">
                <text:p>0.326666666666667</text:p>
                <draw:g>
                  <svg:desc>Chart.B4:Chart.L4</svg:desc>
                </draw:g>
              </table:table-cell>
              <table:table-cell office:value-type="float" office:value="0.353333333333333">
                <text:p>0.353333333333333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26666666666667">
                <text:p>0.226666666666667</text:p>
                <draw:g>
                  <svg:desc>Chart.B7:Chart.L7</svg:desc>
                </draw:g>
              </table:table-cell>
              <table:table-cell office:value-type="float" office:value="0.166666666666667">
                <text:p>0.166666666666667</text:p>
                <draw:g>
                  <svg:desc>Chart.B8:Chart.L8</svg:desc>
                </draw:g>
              </table:table-cell>
              <table:table-cell office:value-type="float" office:value="0.213333333333333">
                <text:p>0.21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6">
                <text:p>0.16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">
                <text:p>0.1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36">
                <text:p>0.3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